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111cm"/>
    </style:style>
    <style:style style:name="co2" style:family="table-column">
      <style:table-column-properties fo:break-before="auto" style:column-width="3.565cm"/>
    </style:style>
    <style:style style:name="co3" style:family="table-column">
      <style:table-column-properties fo:break-before="auto" style:column-width="3.455cm"/>
    </style:style>
    <style:style style:name="co4" style:family="table-column">
      <style:table-column-properties fo:break-before="auto" style:column-width="2.258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198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13cm" fo:break-before="auto" style:use-optimal-row-height="true"/>
    </style:style>
    <style:style style:name="ro7" style:family="table-row">
      <style:table-row-properties style:row-height="2.579cm" fo:break-before="auto" style:use-optimal-row-height="true"/>
    </style:style>
    <style:style style:name="ro8" style:family="table-row">
      <style:table-row-properties style:row-height="1.582cm" fo:break-before="auto" style:use-optimal-row-height="true"/>
    </style:style>
    <style:style style:name="ro9" style:family="table-row">
      <style:table-row-properties style:row-height="2.736cm" fo:break-before="auto" style:use-optimal-row-height="true"/>
    </style:style>
    <style:style style:name="ro10"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66" fo:wrap-option="wrap" style:shrink-to-fit="false"/>
      <style:text-properties style:use-window-font-color="true"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2" style:family="table-cell" style:parent-style-name="Default" style:data-style-name="N100">
      <style:table-cell-properties fo:wrap-option="wrap" style:shrink-to-fit="false"/>
      <style:text-properties fo:font-style="italic" fo:font-weight="bold" style:font-style-asian="italic" style:font-weight-asian="bold" style:font-style-complex="italic" style:font-weight-complex="bold" fo:hyphenate="true"/>
    </style:style>
    <style:style style:name="ce3" style:family="table-cell" style:parent-style-name="Default" style:data-style-name="N100">
      <style:table-cell-properties fo:wrap-option="wrap" style:shrink-to-fit="false"/>
      <style:text-properties fo:font-weight="normal" style:font-weight-asian="normal" style:font-weight-complex="normal" fo:hyphenate="true"/>
    </style:style>
    <style:style style:name="ce4" style:family="table-cell" style:parent-style-name="Default" style:data-style-name="N100">
      <style:table-cell-properties fo:wrap-option="wrap" style:shrink-to-fit="false"/>
      <style:text-properties fo:font-style="normal" fo:font-weight="normal" style:font-style-asian="normal" style:font-weight-asian="normal" style:font-style-complex="normal" style:font-weight-complex="normal" fo:hyphenate="true"/>
    </style:style>
    <style:style style:name="ce5" style:family="table-cell" style:parent-style-name="Default" style:data-style-name="N100">
      <style:table-cell-properties fo:wrap-option="wrap" style:shrink-to-fit="false"/>
      <style:text-properties fo:hyphenate="true"/>
    </style:style>
    <style:style style:name="ce6" style:family="table-cell" style:parent-style-name="Default">
      <style:table-cell-properties fo:background-color="#ffff66"/>
    </style:style>
    <style:style style:name="ce7" style:family="table-cell" style:parent-style-name="Default">
      <style:table-cell-properties fo:wrap-option="wrap"/>
    </style:style>
    <style:style style:name="ce8" style:family="table-cell" style:parent-style-name="Default">
      <style:text-properties style:font-name="Arial" style:font-name-asian="Microsoft YaHei" style:font-name-complex="Mangal"/>
    </style:style>
    <style:style style:name="T1" style:family="text">
      <style:text-properties fo:font-style="italic" style:font-weight-asian="bold" style:font-weight-complex="bold" style:font-style-asian="italic" style:font-style-complex="italic"/>
    </style:style>
  </office:automatic-styles>
  <office:body>
    <office:spreadsheet>
      <table:table table:name="Tabelle1" table:style-name="ta1">
        <table:table-column table:style-name="co1" table:default-cell-style-name="ce5"/>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Raw Text </text:p>
          </table:table-cell>
          <table:table-cell table:style-name="ce6" office:value-type="string" calcext:value-type="string">
            <text:p>Descriptive</text:p>
            <text:p>Codes </text:p>
          </table:table-cell>
          <table:table-cell table:style-name="ce6" office:value-type="string" calcext:value-type="string">
            <text:p>Interpretative</text:p>
            <text:p>Codes </text:p>
          </table:table-cell>
          <table:table-cell table:style-name="ce6" office:value-type="string" calcext:value-type="string">
            <text:p>Overarching</text:p>
            <text:p>Themes </text:p>
          </table:table-cell>
        </table:table-row>
        <table:table-row table:style-name="ro1">
          <table:table-cell table:style-name="ce2" office:value-type="string" calcext:value-type="string">
            <text:p>Soweit ich sehe, besitzt du einen Breitband-Internetanschluss.</text:p>
            <text:p>Könntest du dir vorstellen, ein Abo bei einer Online-Videothek abzuschließen?</text:p>
          </table:table-cell>
          <table:table-cell table:number-columns-repeated="3"/>
        </table:table-row>
        <table:table-row table:style-name="ro1">
          <table:table-cell table:style-name="ce3" office:value-type="string" calcext:value-type="string">
            <text:p>Online Videos schauen; hmm, ist das nicht dann der Grund, dass man von der Telekom den Anschluss gedrosselt bekommt? </text:p>
          </table:table-cell>
          <table:table-cell table:number-columns-repeated="3"/>
        </table:table-row>
        <table:table-row table:style-name="ro2">
          <table:table-cell table:style-name="ce2" office:value-type="string" calcext:value-type="string">
            <text:p>Ist das so?</text:p>
          </table:table-cell>
          <table:table-cell table:number-columns-repeated="3"/>
        </table:table-row>
        <table:table-row table:style-name="ro1">
          <table:table-cell table:style-name="ce3" office:value-type="string" calcext:value-type="string">
            <text:p>Naja, man hört ja immer so in den Nachrichten, dass dann bei viel Nutzern die Anbieter die Leitung einfach drosseln, wenn die sich viele Filme runterladen; war jetzt erst aktuell!</text:p>
          </table:table-cell>
          <table:table-cell table:number-columns-repeated="3"/>
        </table:table-row>
        <table:table-row table:style-name="ro2">
          <table:table-cell table:style-name="ce2" office:value-type="string" calcext:value-type="string">
            <text:p>Angenommen dein Anbieter würde so etwas nicht machen. </text:p>
          </table:table-cell>
          <table:table-cell table:number-columns-repeated="3"/>
        </table:table-row>
        <table:table-row table:style-name="ro1">
          <table:table-cell table:style-name="ce4" office:value-type="string" calcext:value-type="string">
            <text:p>Ja, dann wäre halt immer noch die Frage …., du hast erwähnt, das es so ein Abo-Modell ist, heißt das so wie bei Sky, das ich mir dann erst mal wieder einzelne Pakete dazubuchen muss?</text:p>
          </table:table-cell>
          <table:table-cell table:number-columns-repeated="3"/>
        </table:table-row>
        <table:table-row table:style-name="ro2">
          <table:table-cell table:style-name="ce2" office:value-type="string" calcext:value-type="string">
            <text:p>Was meinst du mit einzelnen Paketen?</text:p>
          </table:table-cell>
          <table:table-cell table:number-columns-repeated="3"/>
        </table:table-row>
        <table:table-row table:style-name="ro3">
          <table:table-cell office:value-type="string" calcext:value-type="string">
            <text:p>Ja, da gibt es ja so ein Sportpaket für Bundesliga und dann kann man sich noch extra so Familien und Unterhaltungszeug dazu buchen. Also gibt es dann ein Paket oder muss man da für jede Kategorie einzeln blechen?</text:p>
          </table:table-cell>
          <table:table-cell table:number-columns-repeated="3"/>
        </table:table-row>
        <table:table-row table:style-name="ro1">
          <table:table-cell table:style-name="ce2" office:value-type="string" calcext:value-type="string">
            <text:p>Angenommen, das wäre dann ein Abo für alle Filme und Serien, die das Portal dir anbieten würde, also nichts extra. Was wäre dir dann da wichtig?</text:p>
          </table:table-cell>
          <table:table-cell table:number-columns-repeated="3"/>
        </table:table-row>
        <table:table-row table:style-name="ro2">
          <table:table-cell office:value-type="string" calcext:value-type="string">
            <text:p>Hmm, also dann... natürlich stehe ich voll auf die aktuellen Ami-Filme und Serien am besten im Original.</text:p>
          </table:table-cell>
          <table:table-cell office:value-type="string" calcext:value-type="string">
            <text:p>Recent Content</text:p>
          </table:table-cell>
          <table:table-cell table:number-columns-repeated="2"/>
        </table:table-row>
        <table:table-row table:style-name="ro2">
          <table:table-cell table:style-name="ce2" office:value-type="string" calcext:value-type="string">
            <text:p>Was meinst du mit im Original?</text:p>
          </table:table-cell>
          <table:table-cell table:number-columns-repeated="3"/>
        </table:table-row>
        <table:table-row table:style-name="ro1">
          <table:table-cell office:value-type="string" calcext:value-type="string">
            <text:p>Ja halt mit original Tonspur und am besten top aktuelle Sachen! Ich schau dann halt mit Untertitel, falls ma mal was nicht ganz so versteht, aber Original gefällt mir dann meistens schon besser!</text:p>
          </table:table-cell>
          <table:table-cell office:value-type="string" calcext:value-type="string">
            <text:p>Additional Content</text:p>
          </table:table-cell>
          <table:table-cell table:number-columns-repeated="2"/>
        </table:table-row>
        <table:table-row table:style-name="ro2">
          <table:table-cell table:style-name="ce2" office:value-type="string" calcext:value-type="string">
            <text:p>Und das ist das einzige Kriterium?</text:p>
          </table:table-cell>
          <table:table-cell table:number-columns-repeated="3"/>
        </table:table-row>
        <table:table-row table:style-name="ro1">
          <table:table-cell office:value-type="string" calcext:value-type="string">
            <text:p>Weiß nich... ja, eigentlich schon, ich meine, sonst kann ich ja gleich warten bis es im Fernsehen läuft. Und bisher zeichne ich die Sachen da halt immer auf ohne Werbung.</text:p>
          </table:table-cell>
          <table:table-cell table:number-columns-repeated="3"/>
        </table:table-row>
        <table:table-row table:style-name="ro2">
          <table:table-cell table:style-name="ce2" office:value-type="string" calcext:value-type="string">
            <text:p>Ah, d.h. du nimmst jetzt schon das aktuelle <text:span text:style-name="T1">Fernsehprogramm</text:span> auf, wie genau?</text:p>
          </table:table-cell>
          <table:table-cell table:number-columns-repeated="3"/>
        </table:table-row>
        <table:table-row table:style-name="ro2">
          <table:table-cell office:value-type="string" calcext:value-type="string">
            <text:p>Ja mit so nem Festplattendings, da kann ich auch gleich die Werbung rausschneiden lassen.</text:p>
          </table:table-cell>
          <table:table-cell table:number-columns-repeated="3"/>
        </table:table-row>
        <table:table-row table:style-name="ro2">
          <table:table-cell table:style-name="ce2" office:value-type="string" calcext:value-type="string">
            <text:p>D.h. Werbeunterbrechungen sind für dich im Moment <text:s/>kein Thema?</text:p>
          </table:table-cell>
          <table:table-cell table:number-columns-repeated="3"/>
        </table:table-row>
        <table:table-row table:style-name="ro2">
          <table:table-cell office:value-type="string" calcext:value-type="string">
            <text:p>Äh, joa, kann man so sagen (*lacht*)</text:p>
          </table:table-cell>
          <table:table-cell table:number-columns-repeated="3"/>
        </table:table-row>
        <table:table-row table:style-name="ro1">
          <table:table-cell table:style-name="ce2" office:value-type="string" calcext:value-type="string">
            <text:p>Ok, wieder zurück zum Angebot, gibt es nicht sonst noch Kriterien, welche <text:s/>dir bei so einem Dienst wichtig wären?</text:p>
          </table:table-cell>
          <table:table-cell table:number-columns-repeated="3"/>
        </table:table-row>
        <table:table-row table:style-name="ro2">
          <table:table-cell office:value-type="string" calcext:value-type="string">
            <text:p>(*überlegt*)...ist es denn dann da Streaming?</text:p>
          </table:table-cell>
          <table:table-cell table:number-columns-repeated="3"/>
        </table:table-row>
        <table:table-row table:style-name="ro2">
          <table:table-cell table:style-name="ce2" office:value-type="string" calcext:value-type="string">
            <text:p>Was genau meinst du damit?</text:p>
          </table:table-cell>
          <table:table-cell table:number-columns-repeated="3"/>
        </table:table-row>
        <table:table-row table:style-name="ro2">
          <table:table-cell office:value-type="string" calcext:value-type="string">
            <text:p>Naja, streamt das da nur oder kann man sich das Zeug auch auf Platte länger laden?</text:p>
          </table:table-cell>
          <table:table-cell office:value-type="string" calcext:value-type="string">
            <text:p>Delivery mechanism</text:p>
          </table:table-cell>
          <table:table-cell table:number-columns-repeated="2"/>
        </table:table-row>
        <table:table-row table:style-name="ro2">
          <table:table-cell table:style-name="ce2" office:value-type="string" calcext:value-type="string">
            <text:p>Und warum ist das für dich wichtig?</text:p>
          </table:table-cell>
          <table:table-cell table:number-columns-repeated="3"/>
        </table:table-row>
        <table:table-row table:style-name="ro1">
          <table:table-cell office:value-type="string" calcext:value-type="string">
            <text:p>Ja, ist doch wieder so ne Rechtssache: mir wär es halt schon irgendwie lieber, wenn das dann gleich wieder weg wär, nicht das ich dann noch Probleme bekomme, das ich des weiterverteile. </text:p>
          </table:table-cell>
          <table:table-cell office:value-type="string" calcext:value-type="string">
            <text:p>juristic scepsis?</text:p>
          </table:table-cell>
          <table:table-cell table:number-columns-repeated="2"/>
        </table:table-row>
        <table:table-row table:style-name="ro2">
          <table:table-cell table:style-name="ce2" office:value-type="string" calcext:value-type="string">
            <text:p>Ok, also die rechtlichen Rahmenbedingungen scheinen dir wichtig zu sein?</text:p>
          </table:table-cell>
          <table:table-cell table:number-columns-repeated="3"/>
        </table:table-row>
        <table:table-row table:style-name="ro3">
          <table:table-cell office:value-type="string" calcext:value-type="string">
            <text:p>Japp, man hört halt immer so Zeug...du, weisst ja wie es ist, mit dem im Internetteilen... und Kinderschutz wär mir auch wichtig!!</text:p>
            <text:p>Will halt nicht, dass meine Kinder da das gleiche Zeug wie ich schauen können.</text:p>
          </table:table-cell>
          <table:table-cell office:value-type="string" calcext:value-type="string">
            <text:p>Parental Controls</text:p>
          </table:table-cell>
          <table:table-cell table:number-columns-repeated="2"/>
        </table:table-row>
        <table:table-row table:style-name="ro2">
          <table:table-cell table:style-name="ce2" office:value-type="string" calcext:value-type="string">
            <text:p>Und was würdest du da für vorschlagen?</text:p>
          </table:table-cell>
          <table:table-cell table:number-columns-repeated="3"/>
        </table:table-row>
        <table:table-row table:style-name="ro2">
          <table:table-cell office:value-type="string" calcext:value-type="string">
            <text:p>Für was?</text:p>
          </table:table-cell>
          <table:table-cell table:number-columns-repeated="3"/>
        </table:table-row>
        <table:table-row table:style-name="ro2">
          <table:table-cell table:style-name="ce2" office:value-type="string" calcext:value-type="string">
            <text:p>Ja den Kinderschutz, wie würdest du dir den in einem Idealfall denn vorstellen?</text:p>
          </table:table-cell>
          <table:table-cell table:number-columns-repeated="3"/>
        </table:table-row>
        <table:table-row table:style-name="ro4">
          <table:table-cell office:value-type="string" calcext:value-type="string">
            <text:p>Ja, am besten müsste das irgendwie von meinem Konto dann getrennt sein... also auf keinen Fall sollten dann meinen Kindern die Sachen von mir vorgeschlagen werden oder die sehen, was ich mir so ansschaue. Einfach so ne Altersbegrenzung wäre gut... irgendwie...</text:p>
          </table:table-cell>
          <table:table-cell table:style-name="ce7" office:value-type="string" calcext:value-type="string">
            <text:p>Account management</text:p>
            <text:p>Age restriction</text:p>
          </table:table-cell>
          <table:table-cell table:number-columns-repeated="2"/>
        </table:table-row>
        <table:table-row table:style-name="ro1">
          <table:table-cell table:style-name="ce2" office:value-type="string" calcext:value-type="string">
            <text:p>Ich höre raus, dass du unter deinem Konto also noch weitere Unterkonten für deine Familie anlegen möchtest?</text:p>
          </table:table-cell>
          <table:table-cell table:number-columns-repeated="3"/>
        </table:table-row>
        <table:table-row table:style-name="ro1">
          <table:table-cell office:value-type="string" calcext:value-type="string">
            <text:p>Ja, genau, halt am besten eins für Erwachsene und eins für Kinder, aber bloß nicht für alles dann extra Zahlen müssen.</text:p>
          </table:table-cell>
          <table:table-cell table:number-columns-repeated="3"/>
        </table:table-row>
        <table:table-row table:style-name="ro2">
          <table:table-cell table:style-name="ce2" office:value-type="string" calcext:value-type="string">
            <text:p>Ok, apropos Zahlen, wie würdest du dir denn das Abo-Modell von finanzieller Seite her vorstellen?</text:p>
          </table:table-cell>
          <table:table-cell table:number-columns-repeated="3"/>
        </table:table-row>
        <table:table-row table:style-name="ro2">
          <table:table-cell office:value-type="string" calcext:value-type="string">
            <text:p>Wie?</text:p>
          </table:table-cell>
          <table:table-cell table:number-columns-repeated="3"/>
        </table:table-row>
        <table:table-row table:style-name="ro2">
          <table:table-cell table:style-name="ce2" office:value-type="string" calcext:value-type="string">
            <text:p>Ja, wie würdest du denn da am liebsten für den Dienst bezahlen wollen?</text:p>
          </table:table-cell>
          <table:table-cell table:number-columns-repeated="3"/>
        </table:table-row>
        <table:table-row table:style-name="ro2">
          <table:table-cell office:value-type="string" calcext:value-type="string">
            <text:p>Ja geht denn PayPal?</text:p>
          </table:table-cell>
          <table:table-cell office:value-type="string" calcext:value-type="string">
            <text:p>Supported pay methods</text:p>
          </table:table-cell>
          <table:table-cell table:number-columns-repeated="2"/>
        </table:table-row>
        <table:table-row table:style-name="ro2">
          <table:table-cell table:style-name="ce2" office:value-type="string" calcext:value-type="string">
            <text:p>Warum genau PayPal?</text:p>
          </table:table-cell>
          <table:table-cell table:number-columns-repeated="3"/>
        </table:table-row>
        <table:table-row table:style-name="ro2">
          <table:table-cell office:value-type="string" calcext:value-type="string">
            <text:p>Naja, da hab ich eh schon ein Konto und des hat da eigentlich immer alles gut geklappt mit.</text:p>
          </table:table-cell>
          <table:table-cell table:number-columns-repeated="3"/>
        </table:table-row>
        <table:table-row table:style-name="ro2">
          <table:table-cell table:style-name="ce2" office:value-type="string" calcext:value-type="string">
            <text:p>Und stellst du sonst noch Kriterien an ein Abo?</text:p>
          </table:table-cell>
          <table:table-cell table:number-columns-repeated="3"/>
        </table:table-row>
        <table:table-row table:style-name="ro4">
          <table:table-cell office:value-type="string" calcext:value-type="string">
            <text:p>Ja, am besten halt monatlich kündbar....wär auch toll, wenn ich das Abo einfach mal so aussetzen könnte, wie z.B. in den Sommermonaten ohne mich dann wieder extra neu anmelden zu müssen. Manche machen des dann ja auch bei Sky.</text:p>
          </table:table-cell>
          <table:table-cell office:value-type="string" calcext:value-type="string">
            <text:p>subscription cancelling</text:p>
            <text:p>/breaking?</text:p>
          </table:table-cell>
          <table:table-cell table:number-columns-repeated="2"/>
        </table:table-row>
        <table:table-row table:style-name="ro2">
          <table:table-cell table:style-name="ce2" office:value-type="string" calcext:value-type="string">
            <text:p>Was genau machen die bei Sky?</text:p>
          </table:table-cell>
          <table:table-cell table:number-columns-repeated="3"/>
        </table:table-row>
        <table:table-row table:style-name="ro5">
          <table:table-cell office:value-type="string" calcext:value-type="string">
            <text:p>Ja am Ende der Laufzeitkündigen und dann hoffen, dass sie dann nach ner Zeit billigere Angebote von Sky haben können – also diese Neukundendinger – ist halt nur blöd, dass man sich dann halt auch immer wieder neu da anmelden muss, wäre viel besser, wenn man da einfach nur mal kurz aussetzen könnte, verstehste?</text:p>
          </table:table-cell>
          <table:table-cell table:number-columns-repeated="3"/>
        </table:table-row>
        <table:table-row table:style-name="ro1">
          <table:table-cell table:style-name="ce2" office:value-type="string" calcext:value-type="string">
            <text:p>Ja, also du möchtest dein Abo einfach für einen kurzen Zeitraum unterbrechen können, ohne dich dann neu erst wieder im Portal registrieren zu müssen.</text:p>
          </table:table-cell>
          <table:table-cell table:number-columns-repeated="3"/>
        </table:table-row>
        <table:table-row table:style-name="ro2">
          <table:table-cell office:value-type="string" calcext:value-type="string">
            <text:p>Ja genau.</text:p>
          </table:table-cell>
          <table:table-cell table:number-columns-repeated="3"/>
        </table:table-row>
        <table:table-row table:style-name="ro1">
          <table:table-cell table:style-name="ce2" office:value-type="string" calcext:value-type="string">
            <text:p>Kommen wir nochmal auf die Filme zurück, welche du evtl. sehen möchtest, was wäre dir denn da außer Aktualität und original Tonspur wichtig?</text:p>
          </table:table-cell>
          <table:table-cell table:number-columns-repeated="3"/>
        </table:table-row>
        <table:table-row table:style-name="ro1">
          <table:table-cell office:value-type="string" calcext:value-type="string">
            <text:p>Hmm, joa, das ist auf jeden Fall super wichtig! … ansonsten.... ach ja, wie sieht es denn mit dem Zusatzmaterial aus, was man immer so auf den DVDs findet?</text:p>
          </table:table-cell>
          <table:table-cell office:value-type="string" calcext:value-type="string">
            <text:p>bonus content</text:p>
          </table:table-cell>
          <table:table-cell table:number-columns-repeated="2"/>
        </table:table-row>
        <table:table-row table:style-name="ro2">
          <table:table-cell table:style-name="ce2" office:value-type="string" calcext:value-type="string">
            <text:p>Ja, das Zusatzmaterial mit Darstellerinterviews und geschnittenen Szenen meinst du, oder?</text:p>
          </table:table-cell>
          <table:table-cell table:number-columns-repeated="3"/>
        </table:table-row>
        <table:table-row table:style-name="ro1">
          <table:table-cell office:value-type="string" calcext:value-type="string">
            <text:p>Ja, das wäre auch toll, wenn das genauso wie bei den DVDs im Handel dabei wäre! Ich schau das immer gerne an, v.a. die weggelassenen Szenen oder alternativen Enden!</text:p>
          </table:table-cell>
          <table:table-cell table:number-columns-repeated="3"/>
        </table:table-row>
        <table:table-row table:style-name="ro2">
          <table:table-cell table:style-name="ce2" office:value-type="string" calcext:value-type="string">
            <text:p>Wie wirst du denn allgemein auf neue Filme oder Serien aufmerksam gemacht?</text:p>
          </table:table-cell>
          <table:table-cell table:number-columns-repeated="3"/>
        </table:table-row>
        <table:table-row table:style-name="ro2">
          <table:table-cell office:value-type="string" calcext:value-type="string">
            <text:p>….gute Frage!... hmm, ja Trailer halt im Fernsehen oder bei Youtube, oder allgemein halt Internetwerbung</text:p>
          </table:table-cell>
          <table:table-cell office:value-type="string" calcext:value-type="string">
            <text:p>Content advertising?</text:p>
          </table:table-cell>
          <table:table-cell table:number-columns-repeated="2"/>
        </table:table-row>
        <table:table-row table:style-name="ro2">
          <table:table-cell table:style-name="ce2" office:value-type="string" calcext:value-type="string">
            <text:p>Also welchen Film du als nächstes schaust macht du nur davon abhängig?</text:p>
          </table:table-cell>
          <table:table-cell table:number-columns-repeated="3"/>
        </table:table-row>
        <table:table-row table:style-name="ro6">
          <table:table-cell office:value-type="string" calcext:value-type="string">
            <text:p>Naja, ich schau dann halt auch gelegentlich ma bei IMDB vorbei... ansonsten ,hmm, fällt mir nichts mehr ein.</text:p>
          </table:table-cell>
          <table:table-cell office:value-type="string" calcext:value-type="string">
            <text:p>Recomendations- </text:p>
            <text:p>Reviews</text:p>
          </table:table-cell>
          <table:table-cell table:number-columns-repeated="2"/>
        </table:table-row>
        <table:table-row table:style-name="ro1">
          <table:table-cell table:style-name="ce2" office:value-type="string" calcext:value-type="string">
            <text:p>Du beziehst also Kritiken von anderen auch mit ein, sollten die dann eher professionell sein oder reichen dir da auch eher allgemeine Nutzererfahrungen aus? <text:s/></text:p>
          </table:table-cell>
          <table:table-cell table:number-columns-repeated="3"/>
        </table:table-row>
        <table:table-row table:style-name="ro7">
          <table:table-cell office:value-type="string" calcext:value-type="string">
            <text:p>Doof ist halt , wenn die einen anderen Geschmack als ich haben, und ich dann nicht den Film schauen würde, obwohl er mir doch gefallen würde! Außerdem gibt es ja da dann auch noch die Gefahr, dass die Leute extra betrügen, wie bei den Hotelportalen, die dann einfach positive Berichte schreiben und man dann darauf reinfällt! Somit ist es jetzt nicht das aller wichtigste, aber hier und da durchlesen tu ich es mir schon. Man merkt ja auch mit der Zeit, wie wichtig einen die einzelnen Kritikpunkte von anderen Leuten sind</text:p>
          </table:table-cell>
          <table:table-cell table:number-columns-repeated="3"/>
        </table:table-row>
        <table:table-row table:style-name="ro1">
          <table:table-cell table:style-name="ce2" office:value-type="string" calcext:value-type="string">
            <text:p><text:span text:style-name="T1">Also insgesamt ist  dir eine Schriftliche Bewertung dann schon wichtiger als nur so eine Art LikeButton, wie bei Facebook?</text:span></text:p>
          </table:table-cell>
          <table:table-cell table:number-columns-repeated="3"/>
        </table:table-row>
        <table:table-row table:style-name="ro6">
          <table:table-cell office:value-type="string" calcext:value-type="string">
            <text:p>Ja auf jeden Fall! Wobei ich gestehen muss, ich hätte da selbst keine Lust drauf, nach einem Film noch extra da langen Text zu schreiben.</text:p>
          </table:table-cell>
          <table:table-cell table:number-columns-repeated="3"/>
        </table:table-row>
        <table:table-row table:style-name="ro1">
          <table:table-cell table:style-name="ce2" office:value-type="string" calcext:value-type="string">
            <text:p>Somit wäre ein Like-Button rein für dich persönlich die bessere Wahl, wenn du was bewerten müsstest?</text:p>
          </table:table-cell>
          <table:table-cell table:number-columns-repeated="3"/>
        </table:table-row>
        <table:table-row table:style-name="ro4">
          <table:table-cell office:value-type="string" calcext:value-type="string">
            <text:p>Nee, Like ist Mist, das müsste dann schon was auf ner Skala sein, halt so wie bei Amazon mit den Sternchen, man will ja schon etwas abstufen – Like heißt ja nur es gefällt mir und nicht wie sehr es mir gefallen hat, wenn du verstehst?</text:p>
          </table:table-cell>
          <table:table-cell office:value-type="string" calcext:value-type="string">
            <text:p>Quick &amp; simple</text:p>
            <text:p>Rating system</text:p>
          </table:table-cell>
          <table:table-cell table:number-columns-repeated="2"/>
        </table:table-row>
        <table:table-row table:style-name="ro1">
          <table:table-cell table:style-name="ce2" office:value-type="string" calcext:value-type="string">
            <text:p>Ich glaube ich verstehe, also bei anderen findest du schriftliche Bewertungen hilfreich aber selbst möchtest du da nur schnell per Sternchenskala abstimmen können?</text:p>
          </table:table-cell>
          <table:table-cell table:number-columns-repeated="3"/>
        </table:table-row>
        <table:table-row table:style-name="ro2">
          <table:table-cell office:value-type="string" calcext:value-type="string">
            <text:p>Richtig, bin halt faul (*lacht*)</text:p>
          </table:table-cell>
          <table:table-cell table:number-columns-repeated="3"/>
        </table:table-row>
        <table:table-row table:style-name="ro1">
          <table:table-cell table:style-name="ce2" office:value-type="string" calcext:value-type="string">
            <text:p>Allgemein, wie wirkt sich die Meinung deiner Freunde auf dein Sehverhalten aus bzw. was machst du, wenn du von ihnen einen Film oder Serie vorgeschlagen bekommst?</text:p>
          </table:table-cell>
          <table:table-cell table:number-columns-repeated="3"/>
        </table:table-row>
        <table:table-row table:style-name="ro2">
          <table:table-cell office:value-type="string" calcext:value-type="string">
            <text:p>Das interessiert mich gar nicht, was die so sagen, die haben eh keine Ahnung von guten Filmen! (*lacht*)</text:p>
          </table:table-cell>
          <table:table-cell office:value-type="string" calcext:value-type="string">
            <text:p>No social connectivity</text:p>
          </table:table-cell>
          <table:table-cell table:number-columns-repeated="2"/>
        </table:table-row>
        <table:table-row table:style-name="ro2">
          <table:table-cell table:style-name="ce2" office:value-type="string" calcext:value-type="string">
            <text:p>Wie ist das, wenn du mit deiner Frau einen Film schauen willst, wie wird da entschieden?</text:p>
          </table:table-cell>
          <table:table-cell table:number-columns-repeated="3"/>
        </table:table-row>
        <table:table-row table:style-name="ro4">
          <table:table-cell office:value-type="string" calcext:value-type="string">
            <text:p>Ohje (*lacht*), gaaanz schlimm, die sucht sich immer Filme nur nach dem Hauptdarsteller aus oder nur so Schnulzen, da hab ich selbst keine große Wahl. Die hat sogar so ne App, von TV-Spielfilm oder so, da bekommt sie immer ne Nachricht, wann gerade ein Film mit ihrem Liebelingsdarsteller läuft, echt schlimm...</text:p>
          </table:table-cell>
          <table:table-cell office:value-type="string" calcext:value-type="string">
            <text:p>actor based</text:p>
            <text:p>Recommendations</text:p>
          </table:table-cell>
          <table:table-cell table:number-columns-repeated="2"/>
        </table:table-row>
        <table:table-row table:style-name="ro2">
          <table:table-cell table:style-name="ce2" office:value-type="string" calcext:value-type="string">
            <text:p>Also entscheidet meistens sie?</text:p>
          </table:table-cell>
          <table:table-cell table:number-columns-repeated="3"/>
        </table:table-row>
        <table:table-row table:style-name="ro6">
          <table:table-cell office:value-type="string" calcext:value-type="string">
            <text:p>Ja, so ist das halt... was man nicht alles macht, aber immer noch besser dann daheim vor der Glotze als 20 <text:s/>Euro pro Person im Kino zum Fenster rauswerfen!</text:p>
          </table:table-cell>
          <table:table-cell office:value-type="string" calcext:value-type="string">
            <text:p>price per movie</text:p>
            <text:p>Comparison</text:p>
          </table:table-cell>
          <table:table-cell table:number-columns-repeated="2"/>
        </table:table-row>
        <table:table-row table:style-name="ro2">
          <table:table-cell table:style-name="ce2" office:value-type="string" calcext:value-type="string">
            <text:p>Was genau findest du am Kino rausgeworfen?</text:p>
          </table:table-cell>
          <table:table-cell table:number-columns-repeated="3"/>
        </table:table-row>
        <table:table-row table:style-name="ro8">
          <table:table-cell office:value-type="string" calcext:value-type="string">
            <text:p>Ja, ist schon ne Frechheit, was die das so mittlerweile verlangen: 13 Euro für einen beschissenen 3D-Film, bei dem ich eh nichts scharf erkennen kann und dann darfst du auch noch extra für die schrottige Brille blechen und das Bier kostet auch noch 4 Euro, Junge! Das bekomme ich bei mir zu hause alles viel billiger in besserer Qualität!</text:p>
          </table:table-cell>
          <table:table-cell office:value-type="string" calcext:value-type="string">
            <text:p>Quality &amp; price in</text:p>
            <text:p>Comparison to</text:p>
            <text:p>Alternatives</text:p>
          </table:table-cell>
          <table:table-cell table:number-columns-repeated="2"/>
        </table:table-row>
        <table:table-row table:style-name="ro2">
          <table:table-cell table:style-name="ce2" office:value-type="string" calcext:value-type="string">
            <text:p>Aber zu hause ist es nicht so aktuell und das war dir doch wichtig, oder?</text:p>
          </table:table-cell>
          <table:table-cell table:number-columns-repeated="3"/>
        </table:table-row>
        <table:table-row table:style-name="ro6">
          <table:table-cell office:value-type="string" calcext:value-type="string">
            <text:p>Ach die 3 Monate kann ich auch auf die Blu-Ray warten, dafür bekomme ich dann hier ein knackscharfes Bild und billiger ist so ne Scheibe dann meistens auch noch.</text:p>
          </table:table-cell>
          <table:table-cell office:value-type="string" calcext:value-type="string">
            <text:p>currentness vs quality</text:p>
            <text:p>&amp; price</text:p>
          </table:table-cell>
          <table:table-cell table:number-columns-repeated="2"/>
        </table:table-row>
        <table:table-row table:style-name="ro1">
          <table:table-cell table:style-name="ce2" office:value-type="string" calcext:value-type="string">
            <text:p>Sprich, du würdest für eine gute Qualität dann auch schon mal ein paar Monate auf einen Film warten können?</text:p>
          </table:table-cell>
          <table:table-cell table:number-columns-repeated="3"/>
        </table:table-row>
        <table:table-row table:style-name="ro1">
          <table:table-cell office:value-type="string" calcext:value-type="string">
            <text:p>Jo, es gibt ja soviel was man schauen kann, dann wird’s mir dann schon nicht langweilig, aber toll wär's schon, wenn man das gleich zum Kinostart zu hause in super Quali schauen könnte.</text:p>
          </table:table-cell>
          <table:table-cell table:number-columns-repeated="3"/>
        </table:table-row>
        <table:table-row table:style-name="ro1">
          <table:table-cell table:style-name="ce2" office:value-type="string" calcext:value-type="string">
            <text:p>Nochmal zurück zu deinen Freunden und wie sie dein Sehverhalten beeinflussen, war das jetzt nur ein Scherz oder achtest du da gar nicht drauf, was die so gut finden?</text:p>
          </table:table-cell>
          <table:table-cell table:number-columns-repeated="3"/>
        </table:table-row>
        <table:table-row table:style-name="ro9">
          <table:table-cell office:value-type="string" calcext:value-type="string">
            <text:p>Also wenn du jetzt auf diesen ganzen Socialscheiss mit deine Freunde teilen mit dir welchen Film sie gut finden und das dann hier alles zumüllt, da kann ich echt gut drauf verzichten. Ich meine wie ist das denn mit dem Datenschutz, da hört man ja eigentlich nur schlechte Sachen im Fernsehen über Facebook &amp; Co.</text:p>
            <text:p>Und wenn ich da jetzt nur dran denke, dass ich das dann auch noch mit denen teilen würde, das wär mir echt zu heikel. [Schweift ab auf eine Geschichte, wie ihn nach einem Chat bei FB mit seinen Bandkollegen jemand kurz darauf als Freund vorgeschlagen wurde, welchen er nicht kannte und dessen Name nur beiläufig im Chat erwähnt wurde, und er es sehr 'spooky' fand, woher FB das denn wusste]</text:p>
          </table:table-cell>
          <table:table-cell office:value-type="string" calcext:value-type="string">
            <text:p>social media</text:p>
            <text:p>Integration</text:p>
            <text:p/>
            <text:p>Privacy concerns</text:p>
            <text:p/>
            <text:p>Obstrusiveness of</text:p>
            <text:p>features</text:p>
          </table:table-cell>
          <table:table-cell table:number-columns-repeated="2"/>
        </table:table-row>
        <table:table-row table:style-name="ro6">
          <table:table-cell table:style-name="ce2" office:value-type="string" calcext:value-type="string">
            <text:p>Ok, wenn ich das jetzt richtig verstanden habe, ist dir eine Empfehlungsliste von Freunden in dem Portal dann schon rein aus Datenschutzgründen unwichtig, bzw. sogar eher bedenklich?</text:p>
          </table:table-cell>
          <table:table-cell table:number-columns-repeated="3"/>
        </table:table-row>
        <table:table-row table:style-name="ro2">
          <table:table-cell office:value-type="string" calcext:value-type="string">
            <text:p>Ja, aber wahrscheinlich bin ich da auch schon zu alt für den ganzen Socialkrams (*lacht*)</text:p>
          </table:table-cell>
          <table:table-cell table:number-columns-repeated="3"/>
        </table:table-row>
        <table:table-row table:style-name="ro1">
          <table:table-cell table:style-name="ce2" office:value-type="string" calcext:value-type="string">
            <text:p>Neben zuhause vor dem Fernseher, könntest du dir sonst noch Situationen vorstellen, in denen du gerne auf so ein Angebot zugreifen möchtest?</text:p>
          </table:table-cell>
          <table:table-cell table:number-columns-repeated="3"/>
        </table:table-row>
        <table:table-row table:style-name="ro4">
          <table:table-cell office:value-type="string" calcext:value-type="string">
            <text:p>….('überlegt*)... da fällt mir ein, wenn ich mit meiner Band unterwegs bin, im Bus wäre super , wenn ich des da auf meinem iPad schauen könnte. Am besten, das Teil hat sich dann gemerkt, wo ich zu hause aufgehört habe und ich dann da einfach weiter schauen könnte oder umgekehrt.</text:p>
          </table:table-cell>
          <table:table-cell office:value-type="string" calcext:value-type="string">
            <text:p>Interaction with</text:p>
            <text:p>Mobile devices</text:p>
          </table:table-cell>
          <table:table-cell table:number-columns-repeated="2"/>
        </table:table-row>
        <table:table-row table:style-name="ro2">
          <table:table-cell table:style-name="ce2" office:value-type="string" calcext:value-type="string">
            <text:p>Mit 'hat sich gemerkt', was genau meinst du da?</text:p>
          </table:table-cell>
          <table:table-cell table:number-columns-repeated="3"/>
        </table:table-row>
        <table:table-row table:style-name="ro3">
          <table:table-cell office:value-type="string" calcext:value-type="string">
            <text:p>Naja, da wo ich halt aufgehört habe zu schauen, also wenn ich halt mal was nicht bis zu Ende schauen kann, was eher wohl im Bus vorkommt und ich danach zuhause das Teil dann fertig schauen kann. Oder auch bei Serien, was halt dann die letzte Folge war, welche ich mir angeschaut habe.</text:p>
          </table:table-cell>
          <table:table-cell table:number-columns-repeated="3"/>
        </table:table-row>
        <table:table-row table:style-name="ro1">
          <table:table-cell table:style-name="ce2" office:value-type="string" calcext:value-type="string">
            <text:p>Sprich, wenn du dich auf einem anderen Gerät anmeldest, du nicht erst wieder den Film suchen musst, sondern das System den Film dir direkt wieder nach dem Anmelden anzeigt?</text:p>
          </table:table-cell>
          <table:table-cell table:number-columns-repeated="3"/>
        </table:table-row>
        <table:table-row table:style-name="ro1">
          <table:table-cell office:value-type="string" calcext:value-type="string">
            <text:p>Ja zum Beispiel, ist ja bei Youtube auch so, wenn du da auf ein altes Video gehst, macht der direkt da weiter, wo du zuletzt das Fenster geschlossen hast.</text:p>
          </table:table-cell>
          <table:table-cell table:number-columns-repeated="3"/>
        </table:table-row>
        <table:table-row table:style-name="ro1">
          <table:table-cell table:style-name="ce2" office:value-type="string" calcext:value-type="string">
            <text:p>Neben aktuellen US-Filmen und Serien, gibt es sonst noch etwas, was du dir da wünschen würdest?</text:p>
          </table:table-cell>
          <table:table-cell table:number-columns-repeated="3"/>
        </table:table-row>
        <table:table-row table:style-name="ro6">
          <table:table-cell office:value-type="string" calcext:value-type="string">
            <text:p>Naja, wie bei Sky halt wären Sportübertragungen geil. Und Konzerte natürlich, wobei das da dann nicht Live sein müsste, das könnte ich mir auch was später anschauen.</text:p>
          </table:table-cell>
          <table:table-cell office:value-type="string" calcext:value-type="string">
            <text:p>sport event live feed</text:p>
            <text:p>Concerts</text:p>
          </table:table-cell>
          <table:table-cell table:number-columns-repeated="2"/>
        </table:table-row>
        <table:table-row table:style-name="ro2">
          <table:table-cell table:style-name="ce2" office:value-type="string" calcext:value-type="string">
            <text:p>Sportübertragungen also nur Live?</text:p>
          </table:table-cell>
          <table:table-cell table:number-columns-repeated="3"/>
        </table:table-row>
        <table:table-row table:style-name="ro1">
          <table:table-cell office:value-type="string" calcext:value-type="string">
            <text:p>Ja, was macht das für einen Sinn, die am nächsten Tag anzuschauen, außer man war vorher so voll...oder auf nen Gig, wobei das dann ja auf's selbe raus läuft (*lacht*)</text:p>
          </table:table-cell>
          <table:table-cell office:value-type="string" calcext:value-type="string">
            <text:p>live Sports broadcast</text:p>
          </table:table-cell>
          <table:table-cell table:number-columns-repeated="2"/>
        </table:table-row>
        <table:table-row table:style-name="ro2">
          <table:table-cell table:style-name="ce2" office:value-type="string" calcext:value-type="string">
            <text:p>Neben Sport und Musik, gibt es sonst noch Genres, welche du gerne siehst?</text:p>
          </table:table-cell>
          <table:table-cell table:number-columns-repeated="3"/>
        </table:table-row>
        <table:table-row table:style-name="ro3">
          <table:table-cell office:value-type="string" calcext:value-type="string">
            <text:p>Ach ich schau eigentlich alles, bis auf das Schnulzenzeug, auch gern ma eine Doku, da kann man so gut bei Schlafen (*lacht*), aber ansonsten; ich mag alles von Action bis Comedy und Horror und Drama. Im Gegensatz zu nem Kumpel, der schaut die ganze Zeit nur Horrorfilme, schlimm...</text:p>
          </table:table-cell>
          <table:table-cell table:number-columns-repeated="3"/>
        </table:table-row>
        <table:table-row table:style-name="ro1">
          <table:table-cell table:style-name="ce2" office:value-type="string" calcext:value-type="string">
            <text:p>Angenommen, das System würde dir nach dem du einen Film gesehen hast, einen weiteren aus dem selben Genre vorschlagen, wie würdest du das finden?</text:p>
          </table:table-cell>
          <table:table-cell table:number-columns-repeated="3"/>
        </table:table-row>
        <table:table-row table:style-name="ro6">
          <table:table-cell office:value-type="string" calcext:value-type="string">
            <text:p>Ja wie schon gesagt, also 2 Horrorfilme würd ich nicht hintereinander schauen wollen, ich meine bei Actionfilmen und Comedy geht das ja noch, aber auch bei so traurigen Filem, neee, lieber Abwechslung.</text:p>
          </table:table-cell>
          <table:table-cell office:value-type="string" calcext:value-type="string">
            <text:p>diversity in </text:p>
            <text:p>Recommendations</text:p>
          </table:table-cell>
          <table:table-cell table:number-columns-repeated="2"/>
        </table:table-row>
        <table:table-row table:style-name="ro2">
          <table:table-cell table:style-name="ce2" office:value-type="string" calcext:value-type="string">
            <text:p>Und auf keinen Fall Schnulzen, richtig?</text:p>
          </table:table-cell>
          <table:table-cell table:number-columns-repeated="3"/>
        </table:table-row>
        <table:table-row table:style-name="ro6">
          <table:table-cell office:value-type="string" calcext:value-type="string">
            <text:p>Hehe, wehe, das System würde mir so was vorschlagen! ('lacht') Da kann ich dann gleich wieder ins Kino mit meiner Frau gehen...</text:p>
          </table:table-cell>
          <table:table-cell office:value-type="string" calcext:value-type="string">
            <text:p>tolerannce against</text:p>
            <text:p>Wrong recommendations</text:p>
          </table:table-cell>
          <table:table-cell table:number-columns-repeated="2"/>
        </table:table-row>
        <table:table-row table:style-name="ro1">
          <table:table-cell table:style-name="ce2" office:value-type="string" calcext:value-type="string">
            <text:p>Ich verstehe,... wenn du jetzt mal ohne deine Frau einen Film auf diesem Portal sehen möchtest, was wäre denn für dich der optimale Weg ihn zu finden?</text:p>
          </table:table-cell>
          <table:table-cell table:number-columns-repeated="3"/>
        </table:table-row>
        <table:table-row table:style-name="ro2">
          <table:table-cell office:value-type="string" calcext:value-type="string">
            <text:p>Wie der optimale Weg?</text:p>
          </table:table-cell>
          <table:table-cell table:number-columns-repeated="3"/>
        </table:table-row>
        <table:table-row table:style-name="ro1">
          <table:table-cell table:style-name="ce2" office:value-type="string" calcext:value-type="string">
            <text:p>Ja, wie würdest du denn am liebsten dem System mitteilen, dass du jetzt einen bestimmten Film sehen möchtest?</text:p>
          </table:table-cell>
          <table:table-cell table:number-columns-repeated="3"/>
        </table:table-row>
        <table:table-row table:style-name="ro6">
          <table:table-cell office:value-type="string" calcext:value-type="string">
            <text:p>Ja , hmm, also ich würd dann halt so in den Kategorien schauen, so halt was neu ist....</text:p>
          </table:table-cell>
          <table:table-cell office:value-type="string" calcext:value-type="string">
            <text:p>browse by categories</text:p>
            <text:p>Sort by recency</text:p>
          </table:table-cell>
          <table:table-cell table:number-columns-repeated="2"/>
        </table:table-row>
        <table:table-row table:style-name="ro2">
          <table:table-cell table:style-name="ce2" office:value-type="string" calcext:value-type="string">
            <text:p>Und wenn du genau einen bestimmten Film suchst?</text:p>
          </table:table-cell>
          <table:table-cell table:number-columns-repeated="3"/>
        </table:table-row>
        <table:table-row table:style-name="ro1">
          <table:table-cell office:value-type="string" calcext:value-type="string">
            <text:p>Ja dann würd ich da halt hoffen, dass es da eine Suchleiste wie z.B. bei Youtube gibt, wo ich dann den Namen eingebe und er mir die besten Vorschläge dazu anzeigt.</text:p>
          </table:table-cell>
          <table:table-cell office:value-type="string" calcext:value-type="string">
            <text:p>searchbar</text:p>
          </table:table-cell>
          <table:table-cell table:number-columns-repeated="2"/>
        </table:table-row>
        <table:table-row table:style-name="ro2">
          <table:table-cell table:style-name="ce2" office:value-type="string" calcext:value-type="string">
            <text:p>Und wie würdest du den Suchbegriff eingeben?</text:p>
          </table:table-cell>
          <table:table-cell table:number-columns-repeated="3"/>
        </table:table-row>
        <table:table-row table:style-name="ro4">
          <table:table-cell office:value-type="string" calcext:value-type="string">
            <text:p>Ach ja stimmt! Wir sind ja vorm Fernseher, ja da mit der Fernbedienung dann halt irgendwie versuchen, besser wär natürlich mit ner richtigen Tastatur, oder so wie mit Siri, einfach rein sprechen, wobei das mit Spracheingabe funktioniert ja eh nicht wirklich gut. Aufm iPad wär's ja kein Problem...</text:p>
          </table:table-cell>
          <table:table-cell office:value-type="string" calcext:value-type="string">
            <text:p>full keyboard, voice</text:p>
            <text:p>Recognition input</text:p>
            <text:p>Support</text:p>
          </table:table-cell>
          <table:table-cell table:number-columns-repeated="2"/>
        </table:table-row>
        <table:table-row table:style-name="ro1">
          <table:table-cell table:style-name="ce2" office:value-type="string" calcext:value-type="string">
            <text:p>Also vor dem Fernseher gibt es deiner Meinung nach noch Optimierungsbedarf bzgl. der Bedienung?</text:p>
          </table:table-cell>
          <table:table-cell table:number-columns-repeated="3"/>
        </table:table-row>
        <table:table-row table:style-name="ro8">
          <table:table-cell office:value-type="string" calcext:value-type="string">
            <text:p>Ja, schon, mit Maus und Tastatur im Wohnzimmer und dann noch mit meiner Frau, keine gute Idee!(*lacht*) Gibt ja jetzt auch so Smart-TVs, die haben ja schon so ne Maussteuerung mit in der Fernbedienung eingebaut, müsste man mal ausprobieren, ob das damit auch gut klappt. Oder wie bei der neuen Xbox so mit Gesten und Sprache, wobei, da schaut ja dann wieder die NSA mit, neee, dann lieber nicht.</text:p>
          </table:table-cell>
          <table:table-cell table:number-columns-repeated="3"/>
        </table:table-row>
        <table:table-row table:style-name="ro1">
          <table:table-cell table:style-name="ce2" office:value-type="string" calcext:value-type="string">
            <text:p>Ansonsten, wäre dir allgemein noch etwas beim online Filmeschauen wichtig, was bisher von meinen Fragen nicht abgedeckt wurde?</text:p>
          </table:table-cell>
          <table:table-cell table:number-columns-repeated="3"/>
        </table:table-row>
        <table:table-row table:style-name="ro4">
          <table:table-cell office:value-type="string" calcext:value-type="string">
            <text:p>Hmm, joa, weiß nich... also allgemein sollte dann halt beim Abo auch wirklich alles umsonst sein und ich nicht dann über Hintertüren z.B. für HD-Quali mehr zahlen müssen und vielleicht ein Probemonat, um erst mal das ganze Austesten zu können, ob das auch mit der Technik alles so hinhaut.</text:p>
          </table:table-cell>
          <table:table-cell office:value-type="string" calcext:value-type="string">
            <text:p>no additional fees</text:p>
            <text:p>Only one offer</text:p>
          </table:table-cell>
          <table:table-cell table:number-columns-repeated="2"/>
        </table:table-row>
        <table:table-row table:style-name="ro2">
          <table:table-cell table:style-name="ce2" office:value-type="string" calcext:value-type="string">
            <text:p>Was genau meinst du mit Technik und hinhauen?</text:p>
          </table:table-cell>
          <table:table-cell table:number-columns-repeated="3"/>
        </table:table-row>
        <table:table-row table:style-name="ro4">
          <table:table-cell office:value-type="string" calcext:value-type="string">
            <text:p>Ja, ob meine Leitung denn schnell genug für ist und ob das alles mit den Endgeräten wie Fernseher und iPad auch wirklich funzt und auch ob meine Frau es bedienen kann (*schmunzelt*). Und allgemein halt, um zusehen ob man da mit den ganzen Einstellungen auch zurecht kommt.</text:p>
          </table:table-cell>
          <table:table-cell office:value-type="string" calcext:value-type="string">
            <text:p>ease of use</text:p>
            <text:p>Technical compatibility</text:p>
          </table:table-cell>
          <table:table-cell table:number-columns-repeated="2"/>
        </table:table-row>
        <table:table-row table:style-name="ro2">
          <table:table-cell table:style-name="ce2" office:value-type="string" calcext:value-type="string">
            <text:p>Inwiefern hast du denn da bedenken bzgl. der Einstellungen?</text:p>
          </table:table-cell>
          <table:table-cell table:number-columns-repeated="3"/>
        </table:table-row>
        <table:table-row table:style-name="ro4">
          <table:table-cell office:value-type="string" calcext:value-type="string">
            <text:p>Naja, ist doch immer so bei den ganzen Technikzeugs, da musste erst mal 1000 Einstellungen machen, bis das halbwegs so läuft, wie du es dir vorgestellt hast.... Schon allein die Sache mit den Konto dann für meine Kinder, Junge, Junge...</text:p>
          </table:table-cell>
          <table:table-cell table:style-name="ce8" office:value-type="string" calcext:value-type="string">
            <text:p>Ease of setup</text:p>
            <text:p>Children usability</text:p>
          </table:table-cell>
          <table:table-cell table:number-columns-repeated="2"/>
        </table:table-row>
        <table:table-row table:style-name="ro2">
          <table:table-cell table:style-name="ce2" office:value-type="string" calcext:value-type="string">
            <text:p>Ok, vielen Dank für das Interview!</text:p>
          </table:table-cell>
          <table:table-cell table:number-columns-repeated="3"/>
        </table:table-row>
        <table:table-row table:style-name="ro10" table:number-rows-repeated="1048465">
          <table:table-cell table:number-columns-repeated="4"/>
        </table:table-row>
        <table:table-row table:style-name="ro10">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1">00.00.0000</text:date>, <text:time style:data-style-name="N2" text:time-value="10:37:44.482864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7:20:51.140000000</meta:creation-date>
    <dc:date>2014-10-21T11:23:33.467550000</dc:date>
    <meta:editing-duration>PT4H16M25S</meta:editing-duration>
    <meta:editing-cycles>16</meta:editing-cycles>
    <meta:generator>LibreOffice/4.2.5.2$MacOSX_x86 LibreOffice_project/61cb170a04bb1f12e77c884eab9192be736ec5f5</meta:generator>
    <meta:document-statistic meta:table-count="1" meta:cell-count="142" meta:object-count="0"/>
  </office:meta>
</office:document-meta>
</file>